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37.45pt"/>
    </style:style>
    <style:style style:name="co57" style:family="table-column">
      <style:table-column-properties fo:break-before="auto" style:column-width="240.41pt"/>
    </style:style>
    <style:style style:name="co58" style:family="table-column">
      <style:table-column-properties fo:break-before="auto" style:column-width="138.16pt"/>
    </style:style>
    <style:style style:name="co59" style:family="table-column">
      <style:table-column-properties fo:break-before="auto" style:column-width="248.46pt"/>
    </style:style>
    <style:style style:name="co60" style:family="table-column">
      <style:table-column-properties fo:break-before="auto" style:column-width="245.54pt"/>
    </style:style>
    <style:style style:name="co61" style:family="table-column">
      <style:table-column-properties fo:break-before="auto" style:column-width="94.11pt"/>
    </style:style>
    <style:style style:name="co62" style:family="table-column">
      <style:table-column-properties fo:break-before="auto" style:column-width="125.69pt"/>
    </style:style>
    <style:style style:name="co63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0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84" style:family="table-cell" style:parent-style-name="Default" style:data-style-name="N33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186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80"/>
          <table:table-cell table:style-name="ce196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81"/>
          <table:table-cell table:style-name="ce44" office:value-type="string" calcext:value-type="string">
            <text:p>Image Content</text:p>
          </table:table-cell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</table:table-row>
        <table:table-row table:style-name="ro4">
          <table:table-cell table:style-name="ce183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4">
          <table:table-cell table:style-name="ce180"/>
          <table:table-cell table:style-name="Default"/>
          <table:table-cell table:style-name="ce49"/>
          <table:table-cell table:style-name="ce116" table:number-columns-repeated="12"/>
          <table:table-cell table:style-name="ce69"/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99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202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99"/>
          <table:table-cell table:style-name="ce56"/>
          <table:table-cell table:style-name="ce199"/>
          <table:table-cell table:style-name="ce56"/>
          <table:table-cell table:style-name="ce199"/>
          <table:table-cell table:number-columns-repeated="4" table:style-name="ce53" office:value-type="string" calcext:value-type="string">
            <text:p>N/A</text:p>
          </table:table-cell>
          <table:table-cell table:style-name="ce202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table:style-name="ce22" office:value-type="date" office:date-value="2020-02-11" calcext:value-type="date">
            <text:p>2020-02-11</text:p>
          </table:table-cell>
          <table:table-cell table:style-name="ce19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201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8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21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3" office:value-type="string" calcext:value-type="string">
            <text:p>Card File Name or</text:p>
          </table:table-cell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A-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196" office:value-type="string" calcext:value-type="string">
            <text:p>The process evolves over time – <text:span text:style-name="T8">Tom H 1987</text:span></text:p>
          </table:table-cell>
          <table:table-cell table:style-name="ce49" office:value-type="string" calcext:value-type="string">
            <text:p>A-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196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2-15" calcext:value-type="date">
            <text:p>02-15</text:p>
          </table:table-cell>
          <table:table-cell table:style-name="ce196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2-16" calcext:value-type="date">
            <text:p>02-16</text:p>
          </table:table-cell>
          <table:table-cell table:style-name="ce196" office:value-type="string" calcext:value-type="string">
            <text:p>Friends → TV → Books – <text:span text:style-name="T8">Alexander Hamilton</text:span>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21" office:value-type="string" calcext:value-type="string">
            <text:p>GR-PO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96" office:value-type="string" calcext:value-type="string">
            <text:p>Step 2 – Answer a questionnaire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96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196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97" office:value-type="string" calcext:value-type="string">
            <text:p>Humanmetrics &amp; MBTI combo image with pcts</text:p>
          </table:table-cell>
          <table:table-cell office:value-type="string" calcext:value-type="string">
            <text:p>SOM-Q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3"/>
          <table:table-cell table:style-name="ce196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2-22" calcext:value-type="date">
            <text:p>02-22</text:p>
          </table:table-cell>
          <table:table-cell table:style-name="ce196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2-23" calcext:value-type="date">
            <text:p>02-23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96" office:value-type="string" calcext:value-type="string">
            <text:p>A short history – <text:span text:style-name="T8">Darth Vad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97" office:value-type="string" calcext:value-type="string">
            <text:p>Luke &amp; Darth Vader combo image with pcts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/>
          <table:table-cell table:style-name="Default" table:number-columns-repeated="2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96" office:value-type="string" calcext:value-type="string">
            <text:p>Step 4 – Post images online</text:p>
          </table:table-cell>
          <table:table-cell office:value-type="string" calcext:value-type="string">
            <text:p>SOM-GAL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196" office:value-type="string" calcext:value-type="string">
            <text:p>Post Them on the Web – <text:span text:style-name="T8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196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table:style-name="ce184" office:value-type="string" calcext:value-type="string">
            <text:p>'02-29</text:p>
          </table:table-cell>
          <table:table-cell table:style-name="ce97" office:value-type="string" calcext:value-type="string">
            <text:p>Mulder &amp; Scully combo image with pcts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3-01" calcext:value-type="date">
            <text:p>03-01</text:p>
          </table:table-cell>
          <table:table-cell table:style-name="ce196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96" office:value-type="string" calcext:value-type="string">
            <text:p>Write About Them in Ebooks – <text:span text:style-name="T8">Donald Trump</text:span>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96" office:value-type="string" calcext:value-type="string">
            <text:p><text:span text:style-name="T9">Images can be difficult – </text:span><text:span text:style-name="T10">Nancy Pelosi</text:span>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97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196" office:value-type="string" calcext:value-type="string">
            <text:p>Step 6 – Post images to social networks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43" office:value-type="string" calcext:value-type="string">
            <text:p><text:span text:style-name="T9">Post to Social Sites – </text:span><text:span text:style-name="T10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style-name="ce95" office:value-type="date" office:date-value="2019-03-07" calcext:value-type="date">
            <text:p>03-07</text:p>
          </table:table-cell>
          <table:table-cell table:style-name="ce196" office:value-type="string" calcext:value-type="string">
            <text:p><text:span text:style-name="T11">Summary next: relationships – </text:span><text:span text:style-name="T8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table:style-name="ce95" office:value-type="date" office:date-value="2019-03-08" calcext:value-type="date">
            <text:p>03-08</text:p>
          </table:table-cell>
          <table:table-cell table:style-name="ce97" office:value-type="string" calcext:value-type="string">
            <text:p>Founders combo image with pcts</text:p>
          </table:table-cell>
          <table:table-cell table:style-name="ce49" office:value-type="string" calcext:value-type="string">
            <text:p>A-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9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-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10" office:value-type="string" calcext:value-type="string">
            <text:p>A-VPP</text:p>
          </table:table-cell>
          <table:table-cell table:style-name="ce196" office:value-type="string" calcext:value-type="string">
            <text:p>Visualizing Politicians’ Personalities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OL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table:style-name="ce10" office:value-type="string" calcext:value-type="string">
            <text:p>SOM-GAL</text:p>
          </table:table-cell>
          <table:table-cell table:style-name="ce43" office:value-type="string" calcext:value-type="string">
            <text:p>SeeOurMinds – Galleries – All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Z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Default" table:number-columns-repeated="2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Default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96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96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4">
          <table:table-cell table:number-columns-repeated="1023"/>
        </table:table-row>
        <table:table-row table:style-name="ro7" table:number-rows-repeated="8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9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5" table:default-cell-style-name="ce10"/>
        <table:table-column table:style-name="co56" table:default-cell-style-name="ce1"/>
        <table:table-column table:style-name="co57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97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2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5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5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3">Patrick Henry</text:span><text:span text:style-name="T14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97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2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5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5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6" table:default-cell-style-name="ce88"/>
        <table:table-column table:style-name="co59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60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97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2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9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9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9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9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1" table:default-cell-style-name="Default"/>
        <table:table-column table:style-name="co62" table:default-cell-style-name="ce21"/>
        <table:table-column table:style-name="co3" table:number-columns-repeated="4" table:default-cell-style-name="ce21"/>
        <table:table-column table:style-name="co6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00:15:24.12261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12T00:42:17.623775170</dc:date>
    <meta:editing-duration>P71DT7H6M20S</meta:editing-duration>
    <meta:editing-cycles>1241</meta:editing-cycles>
    <meta:document-statistic meta:table-count="11" meta:cell-count="1854" meta:object-count="0"/>
  </office:meta>
</office:document-meta>
</file>